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3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DELIVERANCE SOUGHT BY DAVID (31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DESPAIR SUFFERED BY DAVID (31:9-1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DESPAIR SUFFERED BY DAVID (31:9-1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anguish (31:9-10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alienation (31:11-13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lienation (31:11-13)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is scorned (31:11-1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is slandered (31:13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12-tx-Title-and-Text" presentation:presentation-page-layout-name="Master1-PPL12" draw:id="Slide-259">
        <draw:frame draw:id="id89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THE DESPAIR SUFFERED BY DAVID (31:9-13)<text:s text:c="1"/></text:span><text:span text:style-name="a477" text:class-names=""/></text:p>
          </draw:text-box>
          <svg:title/>
          <svg:desc/>
        </draw:frame>
        <draw:frame draw:id="id90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is anguish (31:9-10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His alienation (31:11-1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12-tx-Title-and-Text" presentation:presentation-page-layout-name="Master1-PPL12" draw:id="Slide-260">
        <draw:frame draw:id="id91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PSALM 31<text:s text:c="1"/></text:span><text:span text:style-name="a492" text:class-names=""/></text:p>
          </draw:text-box>
          <svg:title/>
          <svg:desc/>
        </draw:frame>
        <draw:frame draw:id="id92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THE DELIVERANCE SOUGHT BY DAVID (31:1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HE DESPAIR SUFFERED BY DAVID (31:9-13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DEDICATION SHOWN BY DAVID (31:6-8, 14-24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6" draw:style-name="a508" draw:master-page-name="Master1-Layout12-tx-Title-and-Text" presentation:presentation-page-layout-name="Master1-PPL12" draw:id="Slide-261">
        <draw:frame draw:id="id93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THE DEDICATION SHOWN BY DAVID (31:6-8, 14-24):<text:s text:c="1"/></text:span><text:span text:style-name="a510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trusts God (31:6-8, 14-18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thanks God (31:19-24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e thanks God (31:19-24)<text:s text:c="1"/></text:span><text:span text:style-name="a525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For his great goodness (31:19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For his unfailing love (31:21-2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DEDICATION SHOWN BY DAVID (31:6-8, 14-24):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trusts God (31:6-8, 14-1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thanks God (31:19-2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SALM 31<text:s text:c="1"/></text:span><text:span text:style-name="a555" text:class-names=""/></text:p>
          </draw:text-box>
          <svg:title/>
          <svg:desc/>
        </draw:frame>
        <draw:frame draw:id="id100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THE DELIVERANCE SOUGHT BY DAVID (31:1-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THE DESPAIR SUFFERED BY DAVID (31:9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THE DEDICATION SHOWN BY DAVID (31:6-8, 14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1 </dc:title>
    <meta:initial-creator>David STRICKLAND</meta:initial-creator>
    <dc:creator>David STRICKLAND</dc:creator>
    <meta:creation-date>2020-02-23T23:18:47Z</meta:creation-date>
    <dc:date>2020-02-23T23:18:47Z</dc:date>
    <meta:template xlink:href="BibleStudy" xlink:type="simple"/>
    <meta:editing-cycles>1</meta:editing-cycles>
    <meta:editing-duration>PT0S</meta:editing-duration>
    <meta:document-statistic meta:paragraph-count="29" meta:word-count="209"/>
  </office:meta>
</office:document-meta>
</file>